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1</text:p>
          </table:table-cell>
          <table:table-cell table:style-name="ACE-0" office:value-type="float" office:value="62.579999999999998">
            <text:p>62.58</text:p>
          </table:table-cell>
          <table:table-cell table:style-name="ACE-0" office:value-type="float" office:value="17.960000000000001">
            <text:p>17.96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289999999999999">
            <text:p>48.29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</text:p>
          </table:table-cell>
          <table:table-cell table:style-name="ACE-0" office:value-type="string">
            <text:p>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2</text:p>
          </table:table-cell>
          <table:table-cell table:style-name="ACE-0" office:value-type="float" office:value="62.590000000000003">
            <text:p>62.59</text:p>
          </table:table-cell>
          <table:table-cell table:style-name="ACE-0" office:value-type="float" office:value="17.859999999999999">
            <text:p>17.86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3</text:p>
          </table:table-cell>
          <table:table-cell table:style-name="ACE-0" office:value-type="float" office:value="62.600000000000001">
            <text:p>62.6</text:p>
          </table:table-cell>
          <table:table-cell table:style-name="ACE-0" office:value-type="float" office:value="17.859999999999999">
            <text:p>17.86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2.28">
            <text:p>152.28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4</text:p>
          </table:table-cell>
          <table:table-cell table:style-name="ACE-0" office:value-type="float" office:value="62.609999999999999">
            <text:p>62.61</text:p>
          </table:table-cell>
          <table:table-cell table:style-name="ACE-0" office:value-type="float" office:value="17.989999999999998">
            <text:p>17.99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0.799999999999997">
            <text:p>90.8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8</text:p>
          </table:table-cell>
          <table:table-cell table:style-name="ACE-0" office:value-type="string">
            <text:p>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5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17.84">
            <text:p>17.84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1.18000000000001">
            <text:p>101.18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</text:p>
          </table:table-cell>
          <table:table-cell table:style-name="ACE-0" office:value-type="string">
            <text:p>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6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0.590000000000003">
            <text:p>60.59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</text:p>
          </table:table-cell>
          <table:table-cell table:style-name="ACE-0" office:value-type="string">
            <text:p>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7</text:p>
          </table:table-cell>
          <table:table-cell table:style-name="ACE-0" office:value-type="float" office:value="62.770000000000003">
            <text:p>62.77</text:p>
          </table:table-cell>
          <table:table-cell table:style-name="ACE-0" office:value-type="float" office:value="17.75">
            <text:p>17.75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8.69">
            <text:p>268.69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4,Berglund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8</text:p>
          </table:table-cell>
          <table:table-cell table:style-name="ACE-0" office:value-type="float" office:value="62.829999999999998">
            <text:p>62.83</text:p>
          </table:table-cell>
          <table:table-cell table:style-name="ACE-0" office:value-type="float" office:value="17.579999999999998">
            <text:p>17.5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</text:p>
          </table:table-cell>
          <table:table-cell table:style-name="ACE-0" office:value-type="string">
            <text:p>Berglund2004,Berglund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10</text:p>
          </table:table-cell>
          <table:table-cell table:style-name="ACE-0" office:value-type="float" office:value="63.020000000000003">
            <text:p>63.02</text:p>
          </table:table-cell>
          <table:table-cell table:style-name="ACE-0" office:value-type="float" office:value="16.710000000000001">
            <text:p>16.71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8.90000000000001">
            <text:p>208.9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1</text:p>
          </table:table-cell>
          <table:table-cell table:style-name="ACE-0" office:value-type="float" office:value="62.829999999999998">
            <text:p>62.83</text:p>
          </table:table-cell>
          <table:table-cell table:style-name="ACE-0" office:value-type="float" office:value="17.699999999999999">
            <text:p>17.7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290000000000006">
            <text:p>79.29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Wallin1994,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2</text:p>
          </table:table-cell>
          <table:table-cell table:style-name="ACE-0" office:value-type="float" office:value="62.950000000000003">
            <text:p>62.95</text:p>
          </table:table-cell>
          <table:table-cell table:style-name="ACE-0" office:value-type="float" office:value="17.899999999999999">
            <text:p>17.9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300000000000001">
            <text:p>29.3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Wallin1994,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3</text:p>
          </table:table-cell>
          <table:table-cell table:style-name="ACE-0" office:value-type="float" office:value="62.950000000000003">
            <text:p>62.95</text:p>
          </table:table-cell>
          <table:table-cell table:style-name="ACE-0" office:value-type="float" office:value="18.300000000000001">
            <text:p>18.3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690000000000001">
            <text:p>30.69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Wallin1994,Berglund200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4</text:p>
          </table:table-cell>
          <table:table-cell table:style-name="ACE-0" office:value-type="float" office:value="63.020000000000003">
            <text:p>63.02</text:p>
          </table:table-cell>
          <table:table-cell table:style-name="ACE-0" office:value-type="float" office:value="17.43">
            <text:p>17.43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Wallin1994,Berglund2004</text:p>
          </table:table-cell>
          <table:table-cell table:number-columns-repeated="240" table:style-name="ACE-0"/>
        </table:table-row>
        <table:table-row table:style-name="AROW-1" table:number-rows-repeated="4">
          <table:table-cell table:number-columns-repeated="256" table:style-name="ACE-0"/>
        </table:table-row>
        <table:table-row table:style-name="AROW-1" table:number-rows-repeated="14">
          <table:table-cell table:number-columns-repeated="5" table:style-name="ACE-0"/>
          <table:table-cell table:number-columns-repeated="2" table:style-name="Gnumeric-default"/>
          <table:table-cell table:number-columns-repeated="249" table:style-name="ACE-0"/>
        </table:table-row>
        <table:table-row table:style-name="AROW-1" table:number-rows-repeated="3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3">
          <table:table-cell table:number-columns-repeated="256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0">
          <gnm:selection gnm:start-col="17" gnm:start-row="0" gnm:end-col="2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33:4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